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T1" style:family="text">
      <style:text-properties fo:color="#ff0000" fo:font-size="16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Part List [Batteries Are NOT Included]</text:span></text:span> </text:p>
      <text:p text:style-name="Text_20_body"><draw:frame draw:style-name="fr1" draw:name="graphics1" text:anchor-type="as-char" svg:width="16.305cm" svg:height="14.958cm" draw:z-index="0"><draw:image xlink:href="http://i00.i.aliimg.com/kf/UT8KWeXXkpaXXagOFbXe.jpg" xlink:type="simple" xlink:show="embed" xlink:actuate="onLoad"/><svg:title>aeProduct.getSubject()</svg:title></draw:frame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gel92 </meta:initial-creator>
    <meta:creation-date>2014-01-06T14:36:22.420518456</meta:creation-date>
    <dc:date>2014-01-06T14:37:08.959840888</dc:date>
    <dc:creator>rigel92 </dc:creator>
    <meta:editing-duration>P0D</meta:editing-duration>
    <meta:editing-cycles>1</meta:editing-cycles>
    <meta:document-statistic meta:table-count="0" meta:image-count="1" meta:object-count="0" meta:page-count="1" meta:paragraph-count="2" meta:word-count="6" meta:character-count="40" meta:non-whitespace-character-count="33"/>
    <meta:generator>LibreOffice/4.1.3.2$Linux_X86_64 LibreOffice_project/410m0$Build-2</meta:generator>
  </office:meta>
</office:document-meta>
</file>